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711cm" fo:break-before="auto" style:use-optimal-row-height="true"/>
    </style:style>
    <style:style style:name="ro19" style:family="table-row">
      <style:table-row-properties style:row-height="0.857cm" fo:break-before="auto" style:use-optimal-row-height="true"/>
    </style:style>
    <style:style style:name="ro20" style:family="table-row">
      <style:table-row-properties style:row-height="1.439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e3d968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e5dc7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e7df7b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8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26pt" style:font-size-asian="26pt" style:font-size-complex="26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6" style:family="table-cell" style:parent-style-name="Default">
      <style:table-cell-properties fo:background-color="#e5dc7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e7df7b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4" style:family="table-cell" style:parent-style-name="Default">
      <style:table-cell-properties fo:border-bottom="0.99pt solid #000000" fo:background-color="#e5dc7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0.99pt solid #000000" fo:background-color="#e7df7b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ce35"/>
        <table:table-column table:style-name="co1" table:default-cell-style-name="ce48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: Frenético I (Nivel 6) [PATRÓN ALPHA</text:span>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26" office:value-type="string" calcext:value-type="string">
            <text:p>Martes</text:p>
          </table:table-cell>
          <table:table-cell table:style-name="ce26" office:value-type="string" calcext:value-type="string">
            <text:p>Miércoles</text:p>
          </table:table-cell>
          <table:table-cell table:style-name="ce26" office:value-type="string" calcext:value-type="string">
            <text:p>Jueves</text:p>
          </table:table-cell>
          <table:table-cell table:style-name="ce26" office:value-type="string" calcext:value-type="string">
            <text:p>Viernes</text:p>
          </table:table-cell>
          <table:table-cell table:style-name="ce26" office:value-type="string" calcext:value-type="string">
            <text:p>Sábado</text:p>
          </table:table-cell>
          <table:table-cell table:style-name="ce44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Programación</text:p>
          </table:table-cell>
          <table:table-cell table:number-columns-repeated="2" table:style-name="ce31" office:value-type="string" calcext:value-type="string">
            <text:p>Día Libre</text:p>
          </table:table-cell>
          <table:table-cell table:number-columns-repeated="2" table:style-name="ce31" office:value-type="string" calcext:value-type="string">
            <text:p>Programación</text:p>
          </table:table-cell>
          <table:table-cell table:style-name="ce31" office:value-type="string" calcext:value-type="string">
            <text:p>Día de </text:p>
            <text:p>Encuentros</text:p>
          </table:table-cell>
          <table:table-cell table:style-name="ce45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32"/>
          <table:covered-table-cell table:style-name="ce46"/>
          <table:table-cell table:number-columns-repeated="2"/>
        </table:table-row>
        <table:table-row table:style-name="ro6">
          <table:table-cell table:style-name="ce3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2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2">09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2">08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table:style-name="ce50" table:number-columns-spanned="1" table:number-rows-spanned="10"/>
          <table:table-cell table:number-columns-repeated="2"/>
        </table:table-row>
        <table:table-row table:style-name="ro8">
          <table:table-cell/>
          <table:table-cell table:style-name="ce15"/>
          <table:table-cell/>
          <table:table-cell office:value-type="string" calcext:value-type="string">
            <text:p><text:span text:style-name="T3">10:30hs:</text:span></text:p>
            <text:p><text:span text:style-name="T3">Paseo</text:span></text:p>
            <text:p><text:span text:style-name="T3">Matutino</text:span></text:p>
            <text:p><text:span text:style-name="T4">11:30hs</text:span></text:p>
          </table:table-cell>
          <table:table-cell table:number-columns-repeated="3"/>
          <table:covered-table-cell/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<text:span text:style-name="T3">10:30hs:</text:span></text:p>
            <text:p><text:span text:style-name="T3">Código</text:span></text:p>
            <text:p><text:span text:style-name="T3">Libre</text:span></text:p>
            <text:p><text:span text:style-name="T4">11:00hs</text:span></text:p>
          </table:table-cell>
          <table:table-cell table:number-columns-repeated="2"/>
          <table:table-cell office:value-type="string" calcext:value-type="string">
            <text:p><text:span text:style-name="T3">08:30hs:</text:span></text:p>
            <text:p><text:span text:style-name="T3">Proyecto Zero y</text:span></text:p>
            <text:p><text:span text:style-name="T3">Desarrollo Web</text:span>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3">10:30hs:</text:span></text:p>
            <text:p><text:span text:style-name="T3">Proyecto Zero y</text:span></text:p>
            <text:p><text:span text:style-name="T3">Desarrollo Web o</text:span></text:p>
            <text:p><text:span text:style-name="T3"> Código Libre</text:span></text:p>
            <text:p><text:span text:style-name="T2">11:35hs</text:span></text:p>
          </table:table-cell>
          <table:covered-table-cell/>
          <table:table-cell table:number-columns-repeated="2"/>
        </table:table-row>
        <table:table-row table:style-name="ro10">
          <table:table-cell/>
          <table:table-cell table:style-name="ce15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2">10:00hs</text:span></text:p>
          </table:table-cell>
          <table:table-cell office:value-type="string" calcext:value-type="string">
            <text:p>10:30hs:</text:p>
            <text:p><text:span text:style-name="T3">Proyecto Zero y</text:span></text:p>
            <text:p><text:span text:style-name="T3">Desarrollo Web</text:span></text:p>
            <text:p><text:span text:style-name="T4">11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3">11:00hs:</text:span></text:p>
            <text:p><text:span text:style-name="T3">Proyecto Zero y</text:span></text:p>
            <text:p><text:span text:style-name="T3">Desarrollo Web</text:span></text:p>
            <text:p><text:span text:style-name="T4">11:30hs</text:span></text:p>
          </table:table-cell>
          <table:table-cell office:value-type="string" calcext:value-type="string">
            <text:p>09:30hs: Galactic</text:p>
            <text:p>Gym</text:p>
            <text:p><text:span text:style-name="T2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2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2">10:00hs</text:span></text:p>
          </table:table-cell>
          <table:table-cell office:value-type="string" calcext:value-type="string">
            <text:p><text:span text:style-name="T3">11:00hs:Espacio</text:span></text:p>
            <text:p><text:span text:style-name="T3">para proyecto</text:span></text:p>
            <text:p><text:span text:style-name="T2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2">13:30hs</text:span></text:p>
          </table:table-cell>
          <table:covered-table-cell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2">11:35hs</text:span></text:p>
          </table:table-cell>
          <table:table-cell/>
          <table:table-cell office:value-type="string" calcext:value-type="string">
            <text:p><text:span text:style-name="T3">10:00hs:</text:span></text:p>
            <text:p><text:span text:style-name="T3">Proyecto </text:span></text:p>
            <text:p><text:span text:style-name="T3">Rayonnage</text:span>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table:style-name="Default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1:30hs:</text:span></text:p>
            <text:p><text:span text:style-name="T3">Proyecto </text:span></text:p>
            <text:p><text:span text:style-name="T3">Rayonnage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2">18:3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4:30hs:</text:span></text:p>
            <text:p><text:span text:style-name="T3">Paseo de</text:span></text:p>
            <text:p><text:span text:style-name="T3">Mediodía</text:span></text:p>
            <text:p><text:span text:style-name="T2">15:30hs</text:span></text:p>
          </table:table-cell>
          <table:table-cell office:value-type="string" calcext:value-type="string">
            <text:p>14:30hs:Baño</text:p>
            <text:p><text:span text:style-name="T2">15:30hs</text:span></text:p>
          </table:table-cell>
          <table:table-cell/>
          <table:table-cell office:value-type="string" calcext:value-type="string">
            <text:p><text:span text:style-name="T3">14:30hs:</text:span></text:p>
            <text:p><text:span text:style-name="T3">Proyecto Zero y</text:span></text:p>
            <text:p><text:span text:style-name="T3">Desarrollo Web</text:span></text:p>
            <text:p><text:span text:style-name="T2">15:30hs</text:span></text:p>
          </table:table-cell>
          <table:table-cell office:value-type="string" calcext:value-type="string">
            <text:p><text:span text:style-name="T3">14:30hs:</text:span></text:p>
            <text:p><text:span text:style-name="T3">Proyecto Zero y</text:span></text:p>
            <text:p><text:span text:style-name="T3">Desarrollo Web</text:span></text:p>
            <text:p><text:span text:style-name="T2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2">Resto del día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3">15:30hs:</text:span></text:p>
            <text:p><text:span text:style-name="T3">Proyecto Zero y</text:span></text:p>
            <text:p><text:span text:style-name="T3">Desarrollo Web</text:span></text:p>
            <text:p><text:span text:style-name="T2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2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2">17:35hs</text:span></text:p>
          </table:table-cell>
          <table:table-cell office:value-type="string" calcext:value-type="string">
            <text:p><text:span text:style-name="T3">15:30hs:Ducha</text:span></text:p>
            <text:p><text:span text:style-name="T4">16:30hs</text:span></text:p>
          </table:table-cell>
          <table:table-cell office:value-type="string" calcext:value-type="string">
            <text:p>16:00hs:Código</text:p>
            <text:p>Libre</text:p>
            <text:p><text:span text:style-name="T2">18:00hs</text:span></text:p>
          </table:table-cell>
          <table:table-cell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 Zero y</text:span></text:p>
            <text:p><text:span text:style-name="T3">Desarrollo Web</text:span></text:p>
            <text:p><text:span text:style-name="T2">18:00hs</text:span></text:p>
          </table:table-cell>
          <table:table-cell office:value-type="string" calcext:value-type="string">
            <text:p><text:span text:style-name="T3">17:00hs:</text:span></text:p>
            <text:p><text:span text:style-name="T3">Paseo</text:span></text:p>
            <text:p><text:span text:style-name="T3">Vespertino</text:span></text:p>
            <text:p><text:span text:style-name="T2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/>
          <table:table-cell table:style-name="ce3"/>
        </table:table-row>
        <table:table-row table:style-name="ro15">
          <table:table-cell/>
          <table:table-cell office:value-type="string" calcext:value-type="string">
            <text:p>18:00hs:Código</text:p>
            <text:p>Libre</text:p>
            <text:p><text:span text:style-name="T2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2">19:30hs</text:span></text:p>
          </table:table-cell>
          <table:table-cell/>
          <table:table-cell table:style-name="ce50" table:number-columns-spanned="1" table:number-rows-spanned="4"/>
          <table:table-cell table:number-columns-repeated="2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19:30hs:</text:span></text:p>
            <text:p><text:span text:style-name="T3">Proyecto </text:span></text:p>
            <text:p><text:span text:style-name="T3">Rayonnage</text:span></text:p>
            <text:p><text:span text:style-name="T2">21:30hs</text:span></text:p>
          </table:table-cell>
          <table:table-cell/>
          <table:covered-table-cell/>
          <table:table-cell table:number-columns-repeated="2"/>
        </table:table-row>
        <table:table-row table:style-name="ro17"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2">22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5"/>
          <table:table-cell office:value-type="string" calcext:value-type="string">
            <text:p>22:00hs:Código</text:p>
            <text:p>Libre</text:p>
            <text:p><text:span text:style-name="T2">Resto del día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table:style-name="ce18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18">
          <table:table-cell/>
          <table:table-cell table:style-name="ce17" office:value-type="string" calcext:value-type="string">
            <text:p>20:00hs</text:p>
            <text:p>-</text:p>
            <text:p>21:0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00hs</text:p>
            <text:p>-</text:p>
            <text:p>23:3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49" office:value-type="string" calcext:value-type="string">
            <text:p>22:30hs</text:p>
            <text:p>-</text:p>
            <text:p>01:00hs</text:p>
          </table:table-cell>
          <table:table-cell table:number-columns-repeated="2"/>
        </table:table-row>
        <table:table-row table:style-name="ro19">
          <table:table-cell/>
          <table:table-cell table:style-name="ce21" table:number-columns-repeated="7"/>
          <table:table-cell table:number-columns-repeated="2"/>
        </table:table-row>
        <table:table-row table:style-name="ro20">
          <table:table-cell/>
          <table:table-cell table:style-name="ce22"/>
          <table:table-cell table:style-name="ce21" table:number-columns-repeated="6"/>
          <table:table-cell table:number-columns-repeated="2"/>
        </table:table-row>
        <table:table-row table:style-name="ro19">
          <table:table-cell/>
          <table:table-cell table:style-name="ce21"/>
          <table:table-cell table:style-name="ce37" table:number-columns-repeated="5"/>
          <table:table-cell table:style-name="ce21"/>
          <table:table-cell table:number-columns-repeated="2"/>
        </table:table-row>
        <table:table-row table:style-name="ro19">
          <table:table-cell/>
          <table:table-cell table:style-name="ce21" table:number-columns-repeated="7"/>
          <table:table-cell table:number-columns-repeated="2"/>
        </table:table-row>
        <table:table-row table:style-name="ro2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28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14:38:47.5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36M10S</meta:editing-duration>
    <meta:editing-cycles>37</meta:editing-cycles>
    <meta:generator>LibreOffice/7.3.3.2$Windows_X86_64 LibreOffice_project/d1d0ea68f081ee2800a922cac8f79445e4603348</meta:generator>
    <dc:date>2023-09-03T14:39:14.507000000</dc:date>
    <meta:document-statistic meta:table-count="1" meta:cell-count="84" meta:object-count="0"/>
  </office:meta>
</office:document-meta>
</file>